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_value</text:p>
          </table:table-cell>
          <table:table-cell office:value-type="string" calcext:value-type="string">
            <text:p>Y_value</text:p>
          </table:table-cell>
          <table:table-cell office:value-type="string" calcext:value-type="string">
            <text:p>Z_value</text:p>
          </table:table-cell>
          <table:table-cell office:value-type="string" calcext:value-type="string">
            <text:p>delta_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-0.23155" calcext:value-type="float">
            <text:p>-0.23155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10.1063" calcext:value-type="float">
            <text:p>10.1063</text:p>
          </table:table-cell>
          <table:table-cell table:formula="of:=[.A3]-[.A2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0896" calcext:value-type="float">
            <text:p>0.10896</text:p>
          </table:table-cell>
          <table:table-cell office:value-type="float" office:value="10.06544" calcext:value-type="float">
            <text:p>10.06544</text:p>
          </table:table-cell>
          <table:table-cell table:formula="of:=[.A4]-[.A3]"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0.31327" calcext:value-type="float">
            <text:p>-0.31327</text:p>
          </table:table-cell>
          <table:table-cell office:value-type="float" office:value="0.20431" calcext:value-type="float">
            <text:p>0.20431</text:p>
          </table:table-cell>
          <table:table-cell office:value-type="float" office:value="9.95647" calcext:value-type="float">
            <text:p>9.95647</text:p>
          </table:table-cell>
          <table:table-cell table:formula="of:=[.A5]-[.A4]"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-0.28603" calcext:value-type="float">
            <text:p>-0.28603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9.99734" calcext:value-type="float">
            <text:p>9.99734</text:p>
          </table:table-cell>
          <table:table-cell table:formula="of:=[.A6]-[.A5]"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05182" calcext:value-type="float">
            <text:p>10.05182</text:p>
          </table:table-cell>
          <table:table-cell table:formula="of:=[.A7]-[.A6]"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-0.24517" calcext:value-type="float">
            <text:p>-0.24517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1063" calcext:value-type="float">
            <text:p>10.1063</text:p>
          </table:table-cell>
          <table:table-cell table:formula="of:=[.A8]-[.A7]"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-0.23155" calcext:value-type="float">
            <text:p>-0.23155</text:p>
          </table:table-cell>
          <table:table-cell office:value-type="float" office:value="0.14982" calcext:value-type="float">
            <text:p>0.14982</text:p>
          </table:table-cell>
          <table:table-cell office:value-type="float" office:value="10.09268" calcext:value-type="float">
            <text:p>10.09268</text:p>
          </table:table-cell>
          <table:table-cell table:formula="of:=[.A9]-[.A8]"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-0.25879" calcext:value-type="float">
            <text:p>-0.25879</text:p>
          </table:table-cell>
          <table:table-cell office:value-type="float" office:value="0.12258" calcext:value-type="float">
            <text:p>0.12258</text:p>
          </table:table-cell>
          <table:table-cell office:value-type="float" office:value="10.14716" calcext:value-type="float">
            <text:p>10.14716</text:p>
          </table:table-cell>
          <table:table-cell table:formula="of:=[.A10]-[.A9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-0.35413" calcext:value-type="float">
            <text:p>-0.35413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10.05182" calcext:value-type="float">
            <text:p>10.05182</text:p>
          </table:table-cell>
          <table:table-cell table:formula="of:=[.A11]-[.A10]" office:value-type="float" office:value="0.213" calcext:value-type="float">
            <text:p>0.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5T17:16:33.853111691</dc:date>
    <meta:document-statistic meta:table-count="1" meta:cell-count="54" meta:object-count="0"/>
    <meta:generator>LibreOffice/4.2.6.3$Linux_X86_64 LibreOffice_project/420m0$Build-3</meta:generator>
  </office:meta>
</office:document-meta>
</file>